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Preformatted_20_Text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Preformatted_20_Text">
      <style:text-properties style:text-underline-style="solid" style:text-underline-width="auto" style:text-underline-color="font-color"/>
    </style:style>
    <style:style style:name="P4" style:family="paragraph" style:parent-style-name="Preformatted_20_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OR PRECEDENCE PARSER</text:p>
      <text:p text:style-name="P2">NADISH SHAJAHAN<text:tab/><text:tab/></text:p>
      <text:p text:style-name="P2">S7 CSE B<text:tab/><text:tab/> <text:s/></text:p>
      <text:p text:style-name="P2">21<text:tab/><text:tab/> <text:s/></text:p>
      <text:p text:style-name="Preformatted_20_Text"/>
      <text:p text:style-name="Preformatted_20_Text">#include&lt;stdio.h&gt;</text:p>
      <text:p text:style-name="Preformatted_20_Text">#include&lt;string.h&gt;</text:p>
      <text:p text:style-name="Preformatted_20_Text">#include&lt;stdlib.h&gt;</text:p>
      <text:p text:style-name="Preformatted_20_Text"/>
      <text:p text:style-name="Preformatted_20_Text">char stack[100] = {'$'},ex[100];</text:p>
      <text:p text:style-name="Preformatted_20_Text">int len = 0,top = 0,ip = 0;</text:p>
      <text:p text:style-name="Preformatted_20_Text">int pt[9][9] = {{1,1,-1,-1,-1,-1,1,1,1},{1,1,-1,-1,-1,-1,-1,1,1},{1,1,1,1,-1,-1,-1,1,1},</text:p>
      <text:p text:style-name="Preformatted_20_Text"><text:tab/><text:tab/>{1,1,1,1,-1,-1,-1,1,1},{1,1,1,1,-1,-1,-1,1,1},{1,1,1,1,1,9,9,1,1},</text:p>
      <text:p text:style-name="Preformatted_20_Text"><text:tab/><text:tab/>{-1,-1,-1,-1,-1,-1,-1,0,1},{1,1,1,1,1,10,10,1,1},{-1,-1,-1,-1,-1,-1,-1,10,10}};</text:p>
      <text:p text:style-name="Preformatted_20_Text"><text:tab/><text:tab/></text:p>
      <text:p text:style-name="Preformatted_20_Text">int val(char ch);</text:p>
      <text:p text:style-name="Preformatted_20_Text">void push(char item);</text:p>
      <text:p text:style-name="Preformatted_20_Text">char pop();</text:p>
      <text:p text:style-name="Preformatted_20_Text">main()</text:p>
      <text:p text:style-name="Preformatted_20_Text">{</text:p>
      <text:p text:style-name="Preformatted_20_Text"><text:tab/>char item,a,b;</text:p>
      <text:p text:style-name="Preformatted_20_Text"><text:tab/>printf("Enter the string : \n");</text:p>
      <text:p text:style-name="Preformatted_20_Text"><text:tab/>gets(ex);</text:p>
      <text:p text:style-name="Preformatted_20_Text"><text:tab/>len=strlen(ex);</text:p>
      <text:p text:style-name="Preformatted_20_Text"><text:tab/>ex[len] = '$';</text:p>
      <text:p text:style-name="Preformatted_20_Text"><text:tab/>ex[len+1] = '\0';</text:p>
      <text:p text:style-name="Preformatted_20_Text"><text:tab/>if(ex[ip] == '+' || ex[ip] == '-' || ex[ip] == '/' || ex[ip] == '*' || ex[ip] == '^')</text:p>
      <text:p text:style-name="Preformatted_20_Text"><text:tab/><text:tab/>{</text:p>
      <text:p text:style-name="Preformatted_20_Text"><text:tab/><text:tab/><text:tab/>printf("Expression is invalid!!\n");</text:p>
      <text:p text:style-name="Preformatted_20_Text"><text:tab/><text:tab/><text:tab/>exit(0);</text:p>
      <text:p text:style-name="Preformatted_20_Text"><text:tab/><text:tab/>}</text:p>
      <text:p text:style-name="Preformatted_20_Text"><text:tab/>while(ex[ip]!='\0')</text:p>
      <text:p text:style-name="Preformatted_20_Text"><text:tab/>{</text:p>
      <text:p text:style-name="Preformatted_20_Text"><text:tab/><text:tab/>if(ex[ip] == '+' || ex[ip] == '-' || ex[ip] == '/' || ex[ip] == '*' || ex[ip] == '^' || ex[ip] == '(')</text:p>
      <text:p text:style-name="Preformatted_20_Text"><text:tab/><text:tab/><text:tab/>{</text:p>
      <text:p text:style-name="Preformatted_20_Text"><text:tab/><text:tab/><text:tab/><text:tab/>if(ex[ip+1] == '+' || ex[ip+1] == '-' || ex[ip+1] == '/' || ex[ip+1] == '*' || ex[ip+1] == '^'|| ex[ip+1] == '$' || ex[ip+1] == ')')</text:p>
      <text:p text:style-name="Preformatted_20_Text"><text:tab/><text:tab/><text:tab/><text:tab/>{</text:p>
      <text:p text:style-name="Preformatted_20_Text"><text:tab/><text:tab/><text:tab/><text:tab/><text:tab/>printf("Expression is invalid!!\n");</text:p>
      <text:p text:style-name="Preformatted_20_Text"><text:tab/><text:tab/><text:tab/><text:tab/><text:tab/>exit(0);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a=val(stack[top]);</text:p>
      <text:p text:style-name="Preformatted_20_Text"><text:tab/><text:tab/>b=val(ex[ip]);</text:p>
      <text:p text:style-name="Preformatted_20_Text"><text:tab/><text:tab/>if(ex[ip]=='$' &amp;&amp; stack[top]=='$')</text:p>
      <text:p text:style-name="Preformatted_20_Text"><text:tab/><text:tab/>{</text:p>
      <text:p text:style-name="Preformatted_20_Text"><text:tab/><text:tab/><text:tab/>printf("Expression is valid.\n");</text:p>
      <text:p text:style-name="Preformatted_20_Text"><text:tab/><text:tab/><text:tab/>exit(0);</text:p>
      <text:p text:style-name="Preformatted_20_Text"><text:tab/><text:tab/>}</text:p>
      <text:p text:style-name="Preformatted_20_Text"><text:tab/><text:tab/>else if(a==-1 || b==-1)</text:p>
      <text:p text:style-name="Preformatted_20_Text"><text:tab/><text:tab/>{</text:p>
      <text:p text:style-name="Preformatted_20_Text"><text:tab/><text:tab/><text:tab/>printf("Expression is invalid!!\n");</text:p>
      <text:p text:style-name="Preformatted_20_Text"><text:tab/><text:tab/><text:tab/>exit(0);</text:p>
      <text:p text:style-name="Preformatted_20_Text"><text:tab/><text:tab/>}</text:p>
      <text:p text:style-name="Preformatted_20_Text"><text:tab/><text:tab/>else</text:p>
      <text:p text:style-name="Preformatted_20_Text"><text:tab/><text:tab/>{</text:p>
      <text:p text:style-name="Preformatted_20_Text"><text:tab/><text:tab/><text:tab/>if(pt[a][b]==-1 || pt[a][b]==0)</text:p>
      <text:p text:style-name="Preformatted_20_Text"><text:soft-page-break/><text:tab/><text:tab/><text:tab/>{</text:p>
      <text:p text:style-name="Preformatted_20_Text"><text:tab/><text:tab/><text:tab/><text:tab/>push(ex[ip]);</text:p>
      <text:p text:style-name="Preformatted_20_Text"><text:tab/><text:tab/><text:tab/><text:tab/>ip++;</text:p>
      <text:p text:style-name="Preformatted_20_Text"><text:tab/><text:tab/><text:tab/>}</text:p>
      <text:p text:style-name="Preformatted_20_Text"><text:tab/><text:tab/><text:tab/>else if(pt[a][b]==1)</text:p>
      <text:p text:style-name="Preformatted_20_Text"><text:tab/><text:tab/><text:tab/>{</text:p>
      <text:p text:style-name="Preformatted_20_Text"><text:tab/><text:tab/><text:tab/>do<text:tab/><text:tab/></text:p>
      <text:p text:style-name="Preformatted_20_Text"><text:tab/><text:tab/><text:tab/>{</text:p>
      <text:p text:style-name="Preformatted_20_Text"><text:tab/><text:tab/><text:tab/><text:tab/>item = pop();</text:p>
      <text:p text:style-name="Preformatted_20_Text"><text:tab/><text:tab/><text:tab/><text:tab/>a = val(stack[top]);</text:p>
      <text:p text:style-name="Preformatted_20_Text"><text:tab/><text:tab/><text:tab/><text:tab/>b = val(item);</text:p>
      <text:p text:style-name="Preformatted_20_Text"><text:tab/><text:tab/><text:tab/>}while((pt[a][b])==1);</text:p>
      <text:p text:style-name="Preformatted_20_Text"><text:tab/><text:tab/><text:tab/>}</text:p>
      <text:p text:style-name="Preformatted_20_Text"><text:tab/><text:tab/><text:tab/>else</text:p>
      <text:p text:style-name="Preformatted_20_Text"><text:tab/><text:tab/><text:tab/>{</text:p>
      <text:p text:style-name="Preformatted_20_Text"><text:tab/><text:tab/><text:tab/><text:tab/>printf("Expression is invalid!!\n");</text:p>
      <text:p text:style-name="Preformatted_20_Text"><text:tab/><text:tab/><text:tab/><text:tab/>exit(0);</text:p>
      <text:p text:style-name="Preformatted_20_Text"><text:tab/><text:tab/><text:tab/>}<text:tab/><text:tab/><text:tab/>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/>
      <text:p text:style-name="Preformatted_20_Text">int val(char ch)</text:p>
      <text:p text:style-name="Preformatted_20_Text">{</text:p>
      <text:p text:style-name="Preformatted_20_Text"><text:tab/>if(ch=='+')</text:p>
      <text:p text:style-name="Preformatted_20_Text"><text:tab/><text:tab/>return 0;</text:p>
      <text:p text:style-name="Preformatted_20_Text"><text:tab/>else if(ch=='-')</text:p>
      <text:p text:style-name="Preformatted_20_Text"><text:tab/><text:tab/>return 1;</text:p>
      <text:p text:style-name="Preformatted_20_Text"><text:tab/>else if(ch=='*')</text:p>
      <text:p text:style-name="Preformatted_20_Text"><text:tab/><text:tab/>return 2;</text:p>
      <text:p text:style-name="Preformatted_20_Text"><text:tab/>else if(ch=='/')</text:p>
      <text:p text:style-name="Preformatted_20_Text"><text:tab/><text:tab/>return 3;</text:p>
      <text:p text:style-name="Preformatted_20_Text"><text:tab/>else if(ch=='^')</text:p>
      <text:p text:style-name="Preformatted_20_Text"><text:tab/><text:tab/>return 4;</text:p>
      <text:p text:style-name="Preformatted_20_Text"><text:tab/>else if((ch&gt;='a' &amp;&amp; ch&lt;='z') || (ch&gt;='A' &amp;&amp; ch&lt;='Z'))</text:p>
      <text:p text:style-name="Preformatted_20_Text"><text:tab/><text:tab/>return 5;</text:p>
      <text:p text:style-name="Preformatted_20_Text"><text:tab/>else if(ch=='(')</text:p>
      <text:p text:style-name="Preformatted_20_Text"><text:tab/><text:tab/>return 6;</text:p>
      <text:p text:style-name="Preformatted_20_Text"><text:tab/>else if(ch==')')</text:p>
      <text:p text:style-name="Preformatted_20_Text"><text:tab/><text:tab/>return 7;</text:p>
      <text:p text:style-name="Preformatted_20_Text"><text:tab/>else if(ch=='$')</text:p>
      <text:p text:style-name="Preformatted_20_Text"><text:tab/><text:tab/>return 8;</text:p>
      <text:p text:style-name="Preformatted_20_Text"><text:tab/>else</text:p>
      <text:p text:style-name="Preformatted_20_Text"><text:tab/><text:tab/>return -1;</text:p>
      <text:p text:style-name="Preformatted_20_Text">}</text:p>
      <text:p text:style-name="Preformatted_20_Text"><text:tab/><text:tab/></text:p>
      <text:p text:style-name="Preformatted_20_Text">char pop()</text:p>
      <text:p text:style-name="Preformatted_20_Text">{</text:p>
      <text:p text:style-name="Preformatted_20_Text"><text:tab/>char item;</text:p>
      <text:p text:style-name="Preformatted_20_Text"><text:tab/>item = stack[top];</text:p>
      <text:p text:style-name="Preformatted_20_Text"><text:tab/>top--;</text:p>
      <text:p text:style-name="Preformatted_20_Text"><text:tab/>return item;</text:p>
      <text:p text:style-name="Preformatted_20_Text">}</text:p>
      <text:p text:style-name="Preformatted_20_Text"/>
      <text:p text:style-name="Preformatted_20_Text">void push(char item)</text:p>
      <text:p text:style-name="Preformatted_20_Text">{</text:p>
      <text:p text:style-name="Preformatted_20_Text"><text:tab/>top++;</text:p>
      <text:p text:style-name="Preformatted_20_Text"><text:tab/>stack[top] = item;</text:p>
      <text:p text:style-name="Preformatted_20_Text"><text:soft-page-break/>}</text:p>
      <text:p text:style-name="Preformatted_20_Text"><text:tab/></text:p>
      <text:p text:style-name="P3"/>
      <text:p text:style-name="P3">OUTPUT</text:p>
      <text:p text:style-name="P4"/>
      <text:p text:style-name="P4">57613@user:/mnt/57613/s7comp/op_pre_parser$ gcc operator.c </text:p>
      <text:p text:style-name="P4">57613@user:/mnt/57613/s7comp/op_pre_parser$ ./a.out </text:p>
      <text:p text:style-name="P4">Enter the string : </text:p>
      <text:p text:style-name="P4">a*k </text:p>
      <text:p text:style-name="P4">Expression is valid. </text:p>
      <text:p text:style-name="P4">57613@user:/mnt/57613/s7comp/op_pre_parser$ ./a.out </text:p>
      <text:p text:style-name="P4">Enter the string : </text:p>
      <text:p text:style-name="P4">(a+b)*f </text:p>
      <text:p text:style-name="P4">Expression is vali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1T08:08:44</dc:date>
    <dc:creator>MOHAMMED N</dc:creator>
    <meta:generator>LibreOffice/3.5$Linux_X86_64 LibreOffice_project/350m1$Build-2</meta:generator>
    <meta:editing-duration>P0D</meta:editing-duration>
    <meta:editing-cycles>2</meta:editing-cycles>
    <meta:document-statistic meta:table-count="0" meta:image-count="0" meta:object-count="0" meta:page-count="3" meta:paragraph-count="122" meta:word-count="290" meta:character-count="2229" meta:non-whitespace-character-count="1842"/>
  </office:meta>
</office:document-meta>
</file>